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5c0d" officeooo:paragraph-rsid="00175c0d"/>
    </style:style>
    <style:style style:name="P2" style:family="paragraph" style:parent-style-name="Standard">
      <style:text-properties officeooo:rsid="001aad4f" officeooo:paragraph-rsid="001aad4f"/>
    </style:style>
    <style:style style:name="P3" style:family="paragraph" style:parent-style-name="Standard">
      <style:text-properties fo:font-weight="bold" officeooo:rsid="0026f526" officeooo:paragraph-rsid="0026f526" style:font-weight-asian="bold" style:font-weight-complex="bold"/>
    </style:style>
    <style:style style:name="P4" style:family="paragraph" style:parent-style-name="Standard">
      <style:text-properties officeooo:rsid="00186063" officeooo:paragraph-rsid="00186063"/>
    </style:style>
    <style:style style:name="P5" style:family="paragraph" style:parent-style-name="Standard">
      <style:text-properties style:text-underline-style="solid" style:text-underline-width="auto" style:text-underline-color="font-color" officeooo:rsid="001679c5" officeooo:paragraph-rsid="00175c0d"/>
    </style:style>
    <style:style style:name="P6" style:family="paragraph" style:parent-style-name="Standard" style:list-style-name="L1">
      <style:text-properties officeooo:rsid="001679c5" officeooo:paragraph-rsid="001679c5"/>
    </style:style>
    <style:style style:name="P7" style:family="paragraph" style:parent-style-name="Standard" style:list-style-name="L1">
      <style:text-properties officeooo:rsid="001679c5" officeooo:paragraph-rsid="00206f79"/>
    </style:style>
    <style:style style:name="P8" style:family="paragraph" style:parent-style-name="Standard" style:list-style-name="L1">
      <style:text-properties officeooo:rsid="001679c5" officeooo:paragraph-rsid="00167f9a"/>
    </style:style>
    <style:style style:name="P9" style:family="paragraph" style:parent-style-name="Standard" style:list-style-name="L1">
      <style:text-properties officeooo:rsid="001679c5" officeooo:paragraph-rsid="00175c0d"/>
    </style:style>
    <style:style style:name="P10" style:family="paragraph" style:parent-style-name="Standard" style:list-style-name="L1">
      <style:text-properties officeooo:rsid="0022a096" officeooo:paragraph-rsid="0022a096"/>
    </style:style>
    <style:style style:name="P11" style:family="paragraph" style:parent-style-name="Standard" style:list-style-name="L1">
      <style:text-properties officeooo:rsid="00167f9a" officeooo:paragraph-rsid="00167f9a"/>
    </style:style>
    <style:style style:name="P12" style:family="paragraph" style:parent-style-name="Standard" style:list-style-name="L1">
      <style:text-properties officeooo:rsid="00254c20" officeooo:paragraph-rsid="00254c20"/>
    </style:style>
    <style:style style:name="P13" style:family="paragraph" style:parent-style-name="Standard" style:list-style-name="L1">
      <style:text-properties officeooo:rsid="00175c0d" officeooo:paragraph-rsid="00175c0d"/>
    </style:style>
    <style:style style:name="P14" style:family="paragraph" style:parent-style-name="Standard" style:list-style-name="L1">
      <style:text-properties officeooo:rsid="00175c0d" officeooo:paragraph-rsid="0026f526"/>
    </style:style>
    <style:style style:name="P15" style:family="paragraph" style:parent-style-name="Standard" style:list-style-name="L1">
      <style:text-properties officeooo:rsid="00175c0d" officeooo:paragraph-rsid="00198202"/>
    </style:style>
    <style:style style:name="P16" style:family="paragraph" style:parent-style-name="Standard" style:list-style-name="L1">
      <style:text-properties officeooo:rsid="0028f3b2" officeooo:paragraph-rsid="0028f3b2"/>
    </style:style>
    <style:style style:name="P17" style:family="paragraph" style:parent-style-name="Standard" style:list-style-name="L1">
      <style:text-properties officeooo:rsid="001aad4f" officeooo:paragraph-rsid="001e76ef"/>
    </style:style>
    <style:style style:name="P18" style:family="paragraph" style:parent-style-name="Standard" style:list-style-name="L1">
      <style:text-properties officeooo:rsid="001aad4f" officeooo:paragraph-rsid="001aad4f"/>
    </style:style>
    <style:style style:name="P19" style:family="paragraph" style:parent-style-name="Standard" style:list-style-name="L1">
      <style:text-properties officeooo:rsid="001aad4f" officeooo:paragraph-rsid="001dc1fc"/>
    </style:style>
    <style:style style:name="P20" style:family="paragraph" style:parent-style-name="Standard" style:list-style-name="L1">
      <style:text-properties fo:font-weight="bold" officeooo:rsid="00175c0d" officeooo:paragraph-rsid="00175c0d" style:font-weight-asian="bold" style:font-weight-complex="bold"/>
    </style:style>
    <style:style style:name="P21" style:family="paragraph" style:parent-style-name="Standard" style:list-style-name="L1">
      <style:text-properties fo:font-weight="bold" officeooo:rsid="0026f526" officeooo:paragraph-rsid="0026f526" style:font-weight-asian="bold" style:font-weight-complex="bold"/>
    </style:style>
    <style:style style:name="P22" style:family="paragraph" style:parent-style-name="Standard" style:list-style-name="L1">
      <style:text-properties fo:font-weight="bold" officeooo:rsid="002af0fd" officeooo:paragraph-rsid="002af0fd" style:font-weight-asian="bold" style:font-weight-complex="bold"/>
    </style:style>
    <style:style style:name="P23" style:family="paragraph" style:parent-style-name="Standard" style:list-style-name="L1">
      <style:text-properties fo:font-weight="bold" officeooo:rsid="002acacf" officeooo:paragraph-rsid="002acacf" style:font-weight-asian="bold" style:font-weight-complex="bold"/>
    </style:style>
    <style:style style:name="P24" style:family="paragraph" style:parent-style-name="Standard" style:list-style-name="L1">
      <style:text-properties fo:font-weight="bold" officeooo:rsid="001679c5" officeooo:paragraph-rsid="0026f526" style:font-weight-asian="bold" style:font-weight-complex="bold"/>
    </style:style>
    <style:style style:name="P25" style:family="paragraph" style:parent-style-name="Standard" style:list-style-name="L1">
      <style:text-properties officeooo:rsid="002af0fd" officeooo:paragraph-rsid="002af0fd"/>
    </style:style>
    <style:style style:name="P26" style:family="paragraph" style:parent-style-name="Standard" style:list-style-name="L1">
      <style:text-properties officeooo:rsid="001dc1fc" officeooo:paragraph-rsid="001dc1fc"/>
    </style:style>
    <style:style style:name="P27" style:family="paragraph" style:parent-style-name="Standard" style:list-style-name="L1">
      <style:text-properties officeooo:rsid="002e3ce5" officeooo:paragraph-rsid="002e3ce5"/>
    </style:style>
    <style:style style:name="P28" style:family="paragraph" style:parent-style-name="Standard" style:list-style-name="L1">
      <style:text-properties officeooo:rsid="003038e4" officeooo:paragraph-rsid="003038e4"/>
    </style:style>
    <style:style style:name="P29" style:family="paragraph" style:parent-style-name="Standard" style:list-style-name="L1">
      <style:text-properties officeooo:rsid="00186063" officeooo:paragraph-rsid="00198202"/>
    </style:style>
    <style:style style:name="P30" style:family="paragraph" style:parent-style-name="Standard" style:list-style-name="L1">
      <style:text-properties officeooo:rsid="00186063" officeooo:paragraph-rsid="00186063"/>
    </style:style>
    <style:style style:name="P31" style:family="paragraph" style:parent-style-name="Standard" style:list-style-name="L1">
      <style:text-properties officeooo:rsid="0033fde6" officeooo:paragraph-rsid="0033fde6"/>
    </style:style>
    <style:style style:name="T1" style:family="text">
      <style:text-properties officeooo:rsid="00175c0d"/>
    </style:style>
    <style:style style:name="T2" style:family="text">
      <style:text-properties officeooo:rsid="00186063"/>
    </style:style>
    <style:style style:name="T3" style:family="text">
      <style:text-properties officeooo:rsid="00198202"/>
    </style:style>
    <style:style style:name="T4" style:family="text">
      <style:text-properties officeooo:rsid="0019f23a"/>
    </style:style>
    <style:style style:name="T5" style:family="text">
      <style:text-properties officeooo:rsid="001aad4f"/>
    </style:style>
    <style:style style:name="T6" style:family="text">
      <style:text-properties officeooo:rsid="001dc1fc"/>
    </style:style>
    <style:style style:name="T7" style:family="text">
      <style:text-properties officeooo:rsid="001e76ef"/>
    </style:style>
    <style:style style:name="T8" style:family="text">
      <style:text-properties officeooo:rsid="001f1816"/>
    </style:style>
    <style:style style:name="T9" style:family="text">
      <style:text-properties officeooo:rsid="0021b74c"/>
    </style:style>
    <style:style style:name="T10" style:family="text">
      <style:text-properties officeooo:rsid="0023ba99"/>
    </style:style>
    <style:style style:name="T11" style:family="text">
      <style:text-properties officeooo:rsid="0026f526"/>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52245891264873683" text:style-name="L1">
        <text:list-item>
          <text:p text:style-name="P6">En Laravel:</text:p>
          <text:list>
            <text:list-item>
              <text:p text:style-name="P6">material <text:span text:style-name="T9">(index ajax – falta definir filtros)</text:span></text:p>
              <text:list>
                <text:list-item>
                  <text:p text:style-name="P6">nombre (string(500)) requerido, unico y controlar el maximo de caracteres</text:p>
                </text:list-item>
                <text:list-item>
                  <text:p text:style-name="P6">unidad_de_medida (string) requerido</text:p>
                </text:list-item>
                <text:list-item>
                  <text:p text:style-name="P6">precio_unitario (biginteger) requerido</text:p>
                </text:list-item>
              </text:list>
            </text:list-item>
            <text:list-item>
              <text:p text:style-name="P7">categoria_rubro <text:span text:style-name="T8">(index normal, ordenado por numero, con el filtro “buscar” que se tiene por defecto)</text:span></text:p>
              <text:list>
                <text:list-item>
                  <text:p text:style-name="P6">numero (integer)</text:p>
                </text:list-item>
                <text:list-item>
                  <text:p text:style-name="P6">nombre (string(500)) requerido, unico y controlar el maximo de caracteres</text:p>
                </text:list-item>
              </text:list>
            </text:list-item>
            <text:list-item>
              <text:p text:style-name="P6">rubro <text:span text:style-name="T9">(index ajax – falta definir filtros)</text:span></text:p>
              <text:list>
                <text:list-item>
                  <text:p text:style-name="P6">categoria_id (integer) <text:span text:style-name="T1">(se refiere a la categoria_rubro)</text:span></text:p>
                </text:list-item>
                <text:list-item>
                  <text:p text:style-name="P6">nombre (string(500)) requerido, unico y controlar el maximo de caracteres</text:p>
                </text:list-item>
                <text:list-item>
                  <text:p text:style-name="P6">unidad_de_medida (string) requerido</text:p>
                </text:list-item>
                <text:list-item>
                  <text:p text:style-name="P6">precio_mano_de_obra (biginteger) default 0</text:p>
                </text:list-item>
                <text:list-item>
                  <text:p text:style-name="P6">Atributo de la entidad: precio_unitario: suma de los “precio_total” de la <text:span text:style-name="T10">Entidad</text:span> rubro_materiales.</text:p>
                </text:list-item>
              </text:list>
            </text:list-item>
            <text:list-item>
              <text:p text:style-name="P10">rubro_materiales <text:span text:style-name="T10">(no tiene index. Se muestra dentro de Crear/Editar Rubro. Parecido a una venta)</text:span></text:p>
              <text:list>
                <text:list-item>
                  <text:p text:style-name="P10">material_id</text:p>
                </text:list-item>
                <text:list-item>
                  <text:p text:style-name="P10">rubro_id</text:p>
                </text:list-item>
                <text:list-item>
                  <text:p text:style-name="P10">cantidad</text:p>
                </text:list-item>
                <text:list-item>
                  <text:p text:style-name="P10">Atributo: <text:span text:style-name="T10">(relacion)</text:span> precio unitario (se saca del material)</text:p>
                </text:list-item>
                <text:list-item>
                  <text:p text:style-name="P10">Atributo: precio_total (el precio_unitario del material por la cantidad)</text:p>
                </text:list-item>
              </text:list>
            </text:list-item>
            <text:list-item>
              <text:p text:style-name="P11">proveedor <text:span text:style-name="T9">(index ajax – falta definir filtros)</text:span></text:p>
              <text:list>
                <text:list-item>
                  <text:p text:style-name="P8">nombre (string) requerido, unico y controlar el maximo de caracteres</text:p>
                </text:list-item>
                <text:list-item>
                  <text:p text:style-name="P9"><text:span text:style-name="T1">d</text:span>irección (string(500))</text:p>
                </text:list-item>
                <text:list-item>
                  <text:p text:style-name="P12">direccion_web (string(40))</text:p>
                </text:list-item>
                <text:list-item>
                  <text:p text:style-name="P12">direccion_map (text)</text:p>
                </text:list-item>
                <text:list-item>
                  <text:p text:style-name="P9">nro teléfono (string)</text:p>
                </text:list-item>
                <text:list-item>
                  <text:p text:style-name="P9">celular (string)</text:p>
                </text:list-item>
                <text:list-item>
                  <text:p text:style-name="P9">email (string)</text:p>
                </text:list-item>
                <text:list-item>
                  <text:p text:style-name="P9"><text:span text:style-name="T1">l</text:span>ogo <text:span text:style-name="T1">(relacion con el modulo media)</text:span></text:p>
                </text:list-item>
              </text:list>
            </text:list-item>
            <text:list-item>
              <text:p text:style-name="P13">proveedor_material: Debe haber una interfaz donde se puedan asignar fácilmente materiales a un proveedor.</text:p>
              <text:list>
                <text:list-item>
                  <text:p text:style-name="P13">proveedor_id</text:p>
                </text:list-item>
                <text:list-item>
                  <text:p text:style-name="P13">material_id</text:p>
                </text:list-item>
              </text:list>
            </text:list-item>
          </text:list>
        </text:list-item>
        <text:list-item>
          <text:p text:style-name="P13">En la App:</text:p>
        </text:list-item>
      </text:list>
      <text:p text:style-name="P1"/>
      <text:p text:style-name="P1"/>
      <text:list xml:id="list112252224899896" text:continue-numbering="true" text:style-name="L1">
        <text:list-item>
          <text:list>
            <text:list-item>
              <text:p text:style-name="P13">presupuesto</text:p>
              <text:list>
                <text:list-item>
                  <text:p text:style-name="P13">fecha (string con formato de fecha) se inicializa por defecto con el dia de creacion</text:p>
                </text:list-item>
                <text:list-item>
                  <text:p text:style-name="P16">nombre (string)</text:p>
                </text:list-item>
                <text:list-item>
                  <text:p text:style-name="P13">cliente (string)</text:p>
                </text:list-item>
                <text:list-item>
                  <text:p text:style-name="P13">observacion (string largo)</text:p>
                </text:list-item>
                <text:list-item>
                  <text:p text:style-name="P13">margen (int)</text:p>
                </text:list-item>
                <text:list-item>
                  <text:p text:style-name="P17">Atributo: precio_costo <text:span text:style-name="T7">(suma de los atributos </text:span>precio_total_costo <text:span text:style-name="T7">de la tabla presupuesto_rubro )</text:span></text:p>
                </text:list-item>
                <text:list-item>
                  <text:p text:style-name="P18">Atributo: precio_venta (precio_costo mas margen)</text:p>
                </text:list-item>
              </text:list>
            </text:list-item>
          </text:list>
        </text:list-item>
      </text:list>
      <text:p text:style-name="P2"/>
      <text:p text:style-name="P2"/>
      <text:p text:style-name="P2"/>
      <text:p text:style-name="P2"><text:soft-page-break/></text:p>
      <text:p text:style-name="P2"/>
      <text:list xml:id="list112252501379116" text:continue-numbering="true" text:style-name="L1">
        <text:list-item>
          <text:list>
            <text:list-item>
              <text:p text:style-name="P20"><text:span text:style-name="T11">categoria</text:span>_<text:span text:style-name="T3">rubro</text:span></text:p>
              <text:list>
                <text:list-item>
                  <text:p text:style-name="P21">id</text:p>
                </text:list-item>
                <text:list-item>
                  <text:p text:style-name="P22">id_servidor</text:p>
                </text:list-item>
                <text:list-item>
                  <text:p text:style-name="P23">presupuesto_id</text:p>
                </text:list-item>
                <text:list-item>
                  <text:p text:style-name="P21">nombre</text:p>
                </text:list-item>
                <text:list-item>
                  <text:p text:style-name="P21">numero</text:p>
                </text:list-item>
              </text:list>
            </text:list-item>
          </text:list>
        </text:list-item>
      </text:list>
      <text:p text:style-name="P3"/>
      <text:p text:style-name="P3"/>
      <text:list xml:id="list112253547714275" text:continue-numbering="true" text:style-name="L1">
        <text:list-item>
          <text:list>
            <text:list-item>
              <text:p text:style-name="P14">presupuesto_<text:span text:style-name="T3">rubro</text:span></text:p>
              <text:list>
                <text:list-item>
                  <text:p text:style-name="P25">id</text:p>
                </text:list-item>
                <text:list-item>
                  <text:p text:style-name="P25">id_servidor</text:p>
                </text:list-item>
                <text:list-item>
                  <text:p text:style-name="P13">presupuesto_id</text:p>
                </text:list-item>
                <text:list-item>
                  <text:p text:style-name="P24">categoria_id</text:p>
                </text:list-item>
                <text:list-item>
                  <text:p text:style-name="P13">rubro_nombre (string(500))</text:p>
                </text:list-item>
                <text:list-item>
                  <text:p text:style-name="P26">cantidad (integer) esto carga el usuario al agregar un rubro al presupuesto y puede editar luego</text:p>
                </text:list-item>
                <text:list-item>
                  <text:p text:style-name="P13">rubro_unidad_de_medida (string)</text:p>
                </text:list-item>
                <text:list-item>
                  <text:p text:style-name="P13">rubro_precio_mano_de_obra (bigint <text:span text:style-name="T2">o string</text:span>) <text:span text:style-name="T6">Inicialmente toma el valor del servidor y se realiza una “copia” en la BD de la App al momento de agregar el rubro al presupuesto. </text:span>Al editar el precio de mano de obra le tiene que aparecer el actual que está en la App para que edite y el actual que está en el servidor como referencia para que compare.</text:p>
                </text:list-item>
                <text:list-item>
                  <text:p text:style-name="P19">Atributo: precio_unitario_costo <text:span text:style-name="T6">(se saca de la suma del atributo precio_total de la tabla presupuesto_rubro_material + rubro_precio_mano_de_obra)</text:span></text:p>
                </text:list-item>
                <text:list-item>
                  <text:p text:style-name="P18">Atributo: precio_total_costo (precio_unitario_costo * <text:span text:style-name="T6">cantidad</text:span>)</text:p>
                </text:list-item>
                <text:list-item>
                  <text:p text:style-name="P19">Atributo: precio_unitario_venta (precio_unitario_costo + margen)</text:p>
                </text:list-item>
                <text:list-item>
                  <text:p text:style-name="P18">Atributo: precio_total_venta (precio_total_costo + margen)</text:p>
                </text:list-item>
              </text:list>
            </text:list-item>
          </text:list>
        </text:list-item>
      </text:list>
      <text:p text:style-name="P2"/>
      <text:p text:style-name="P2"/>
      <text:list xml:id="list112253245003841" text:continue-numbering="true" text:style-name="L1">
        <text:list-item>
          <text:list>
            <text:list-item>
              <text:p text:style-name="P13">presupuesto_materiales</text:p>
              <text:list>
                <text:list-item>
                  <text:p text:style-name="P27">id</text:p>
                </text:list-item>
                <text:list-item>
                  <text:p text:style-name="P13">presupuesto_id (id generado en la app )</text:p>
                </text:list-item>
                <text:list-item>
                  <text:p text:style-name="P13">material_id (id del servidor)</text:p>
                </text:list-item>
                <text:list-item>
                  <text:p text:style-name="P31">material_nombre</text:p>
                </text:list-item>
                <text:list-item>
                  <text:p text:style-name="P13">precio_unitario (bigint <text:span text:style-name="T4">o string</text:span>) Al editar el precio del material le tiene que aparecer el actual que está en la App para que edite y el actual que está en el servidor como referencia para que compare.</text:p>
                </text:list-item>
                <text:list-item>
                  <text:p text:style-name="P13">unidad_de_medida</text:p>
                </text:list-item>
              </text:list>
            </text:list-item>
          </text:list>
        </text:list-item>
      </text:list>
      <text:p text:style-name="P1"/>
      <text:p text:style-name="P1"/>
      <text:list xml:id="list112253359392993" text:continue-numbering="true" text:style-name="L1">
        <text:list-item>
          <text:list>
            <text:list-item>
              <text:p text:style-name="P13">presupuesto_<text:span text:style-name="T3">rubro</text:span>_material</text:p>
              <text:list>
                <text:list-item>
                  <text:p text:style-name="P28">id</text:p>
                </text:list-item>
                <text:list-item>
                  <text:p text:style-name="P15">presupuesto_<text:span text:style-name="T3">rubro</text:span>_id</text:p>
                </text:list-item>
                <text:list-item>
                  <text:p text:style-name="P26">presupuesto_id (redundante pero puede servir)</text:p>
                </text:list-item>
                <text:list-item>
                  <text:p text:style-name="P29">rubro_id (de la table presupuesto_<text:span text:style-name="T3">rubro</text:span>. <text:span text:style-name="T6">Redundante pero puede servir</text:span>)</text:p>
                </text:list-item>
                <text:list-item>
                  <text:p text:style-name="P13">material_id (de la tabla presupuesto_materiales)</text:p>
                </text:list-item>
                <text:list-item>
                  <text:p text:style-name="P30">cantidad (<text:span text:style-name="T5">integer</text:span>) <text:span text:style-name="T5">(del servidor se trae este dato y se hace una “copia”, no se actualiza (sincroniza) cada vez que se entra, aunque mas adelante se podria ver la opcion. Por el momento no se puede editar en la App, tabla: rubro_rubro_materiales)</text:span></text:p>
                </text:list-item>
              </text:list>
            </text:list-item>
          </text:list>
        </text:list-item>
      </text:list>
      <text:p text:style-name="P4"/>
      <text:list xml:id="list112253362611509" text:continue-numbering="true" text:style-name="L1">
        <text:list-item>
          <text:list>
            <text:list-item>
              <text:list>
                <text:list-item>
                  <text:p text:style-name="P26"><text:soft-page-break/>Atributo: precio_total (precio unitario asociado al material en la tabla <text:span text:style-name="T1">presupuesto_materiales * </text:span>la cantidad)</text:p>
                </text:list-item>
              </text:list>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08:23:03.607807883</meta:creation-date>
    <meta:editing-duration>PT9M1S</meta:editing-duration>
    <meta:editing-cycles>5</meta:editing-cycles>
    <meta:generator>LibreOffice/5.1.6.2$Linux_X86_64 LibreOffice_project/10m0$Build-2</meta:generator>
    <dc:date>2017-07-03T11:22:51.296003722</dc:date>
    <meta:document-statistic meta:table-count="0" meta:image-count="0" meta:object-count="0" meta:page-count="3" meta:paragraph-count="75" meta:word-count="555" meta:character-count="4036" meta:non-whitespace-character-count="3478"/>
  </office:meta>
</office:document-meta>
</file>